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8cb" officeooo:paragraph-rsid="00008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veau fichier qui detaille le contenu du repo git : repo git pour exerci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4:03:18.546963677</meta:creation-date>
    <dc:date>2018-12-20T14:04:44.776729555</dc:date>
    <meta:editing-duration>PT1M27S</meta:editing-duration>
    <meta:editing-cycles>1</meta:editing-cycles>
    <meta:document-statistic meta:table-count="0" meta:image-count="0" meta:object-count="0" meta:page-count="1" meta:paragraph-count="1" meta:word-count="14" meta:character-count="76" meta:non-whitespace-character-count="63"/>
    <meta:generator>LibreOffice/6.0.6.2$Linux_X86_64 LibreOffice_project/00m0$Build-2</meta:generator>
  </office:meta>
</office:document-meta>
</file>